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2" draw:layer="layout" svg:width="5.08cm" svg:height="2.54cm" svg:x="7.35cm" svg:y="11.795cm">
          <text:p text:style-name="P1">Stratego/XT</text:p>
        </draw:ellipse>
        <draw:ellipse draw:style-name="gr1" draw:text-style-name="P2" draw:id="id5" draw:layer="layout" svg:width="5.08cm" svg:height="2.54cm" svg:x="7.35cm" svg:y="15.605cm">
          <text:p text:style-name="P1">Extensible<text:line-break/>Language</text:p>
        </draw:ellipse>
        <draw:custom-shape draw:style-name="gr2" draw:text-style-name="P2" draw:id="id1" draw:layer="layout" svg:width="5.08cm" svg:height="2.54cm" svg:x="4.175cm" svg:y="7.985cm">
          <text:p text:style-name="P1">Host Language<text:line-break/>Definition</text:p>
          <draw:enhanced-geometry svg:viewBox="0 0 21600 21600" draw:glue-points="10800 0 0 10800 10800 21600 21600 10800" draw:text-areas="0 0 21600 ?f11" draw:type="paper" draw:modifiers="16661.157024793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id="id3" draw:layer="layout" svg:width="5.08cm" svg:height="2.54cm" svg:x="9.89cm" svg:y="7.985cm">
          <text:p text:style-name="P1">Stratego/XT</text:p>
          <text:p text:style-name="P1">Definition</text:p>
          <draw:enhanced-geometry svg:viewBox="0 0 21600 21600" draw:glue-points="10800 0 0 10800 10800 21600 21600 10800" draw:text-areas="0 0 21600 ?f11" draw:type="paper" draw:modifiers="16661.157024793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id="id4" draw:layer="layout" svg:width="5.08cm" svg:height="2.54cm" svg:x="1cm" svg:y="11.795cm">
          <text:p text:style-name="P1">Stratego to Host</text:p>
          <text:p text:style-name="P1">Rewrites</text:p>
          <draw:enhanced-geometry svg:viewBox="0 0 21600 21600" draw:glue-points="10800 0 0 10800 10800 21600 21600 10800" draw:text-areas="0 0 21600 ?f11" draw:type="paper" draw:modifiers="16661.157024793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2" draw:layer="layout" draw:type="line" svg:x1="6.714cm" svg:y1="10.525cm" svg:x2="9.89cm" svg:y2="11.795cm" draw:start-shape="id1" draw:start-glue-point="6" draw:end-shape="id2" draw:end-glue-point="0">
          <text:p/>
        </draw:connector>
        <draw:connector draw:style-name="gr3" draw:text-style-name="P2" draw:layer="layout" draw:type="line" svg:x1="12.429cm" svg:y1="10.525cm" svg:x2="9.89cm" svg:y2="11.795cm" draw:start-shape="id3" draw:start-glue-point="6" draw:end-shape="id2" draw:end-glue-point="0">
          <text:p/>
        </draw:connector>
        <draw:connector draw:style-name="gr3" draw:text-style-name="P2" draw:layer="layout" draw:type="line" svg:x1="6.08cm" svg:y1="13.064cm" svg:x2="7.35cm" svg:y2="13.065cm" draw:start-shape="id4" draw:start-glue-point="7" draw:end-shape="id2" draw:end-glue-point="3">
          <text:p/>
        </draw:connector>
        <draw:connector draw:style-name="gr3" draw:text-style-name="P2" draw:layer="layout" draw:type="line" svg:x1="9.89cm" svg:y1="14.335cm" svg:x2="9.89cm" svg:y2="15.605cm" draw:start-shape="id2" draw:start-glue-point="2" draw:end-shape="id5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Jon Riehl</meta:initial-creator>
    <meta:creation-date>2007-11-13T23:00:06</meta:creation-date>
    <dc:creator>Jon Riehl</dc:creator>
    <dc:date>2007-11-13T23:11:10</dc:date>
    <dc:language>en-US</dc:language>
    <meta:editing-cycles>2</meta:editing-cycles>
    <meta:editing-duration>PT9M42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